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margin-bottom="0.1965in" fo:margin-left="0.5in">
        <style:tab-stops/>
      </style:paragraph-properties>
    </style:style>
    <style:style style:name="T25" style:parent-style-name="DefaultParagraphFont" style:family="text">
      <style:text-properties style:font-name="Garamond" fo:font-size="10pt" style:font-size-asian="10pt" style:font-size-complex="10pt"/>
    </style:style>
    <style:style style:name="T26" style:parent-style-name="DefaultParagraphFont" style:family="text">
      <style:text-properties style:font-name="Garamond" fo:font-size="10pt" style:font-size-asian="10pt" style:font-size-complex="10pt"/>
    </style:style>
    <style:style style:name="T27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28" style:parent-style-name="DefaultParagraphFont" style:family="text"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41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42" style:parent-style-name="TableContents" style:family="paragraph">
      <style:paragraph-properties fo:margin-bottom="0.1965in"/>
      <style:text-properties style:font-name="Garamond"/>
    </style:style>
    <style:style style:name="P43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John Christian Sun</text:p>
            <text:p text:style-name="P17">Date:<text:s/>February 3, 2017</text:p>
            <text:p text:style-name="P18">Developer’s Group Name: johnjudeandjennie</text:p>
            <text:p text:style-name="P19">Project Name: SARAPP sa UP (Search and Rate Application sa UP)</text:p>
            <text:p text:style-name="P20">Sprint Number: 1</text:p>
          </table:table-cell>
        </table:table-row>
        <table:table-row table:style-name="TableRow21">
          <table:table-cell table:style-name="TableCell22">
            <text:list text:style-name="LFO11" text:continue-numbering="true">
              <text:list-item>
                <text:p text:style-name="P23">What were the main lessons your team learned in this sprint?</text:p>
              </text:list-item>
            </text:list>
            <text:p text:style-name="P24"><text:span text:style-name="T25">We learned the importance of knowing different<text:s/></text:span><text:span text:style-name="T26">languages, and the importance of time management. We also learned how hard it is to lose a member of your team.<text:s/></text:span><text:span text:style-name="T27"></text:span><text:span text:style-name="T28"><text:s/></text:span></text:p>
            <text:p text:style-name="P29"/>
            <text:p text:style-name="P30"/>
            <text:list text:style-name="LFO11" text:continue-numbering="true">
              <text:list-item>
                <text:p text:style-name="P31">Describe one example of what went right in this sprint.</text:p>
              </text:list-item>
            </text:list>
            <text:p text:style-name="P32">We mostly learned the basics of all that we studied to make the application. (e.g.<text:s/>Ruby, RoR, SQL, Html and CSS, etc.)<text:s/></text:p>
            <text:p text:style-name="P33"/>
            <text:p text:style-name="P34"/>
            <text:p text:style-name="P35"/>
            <text:list text:style-name="LFO11" text:continue-numbering="true">
              <text:list-item>
                <text:p text:style-name="P36">Describe one example of what went wrong in this sprint.</text:p>
              </text:list-item>
            </text:list>
            <text:p text:style-name="P37">We overestimated things and we weren’t prepared for the situation where we had to make the database ourselves, so we ended up studying how to code and coding at<text:s/>the same time.</text:p>
            <text:p text:style-name="P38"/>
            <text:p text:style-name="P39"/>
            <text:list text:style-name="LFO11" text:continue-numbering="true">
              <text:list-item>
                <text:p text:style-name="P40">What will you do differently on the next sprint based on your experience working on this current sprint?</text:p>
              </text:list-item>
            </text:list>
            <text:p text:style-name="P41">We will study earlier and we will divide the tasks, like coding, into more parts.<text:s/></text:p>
            <text:p text:style-name="P42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3-03T03:08:00Z</dc:date>
    <meta:print-date>2006-07-28T14:33:00Z</meta:print-date>
    <meta:template xlink:href="Normal.dotm" xlink:type="simple"/>
    <meta:editing-cycles>16</meta:editing-cycles>
    <meta:editing-duration>PT3360S</meta:editing-duration>
    <meta:document-statistic meta:page-count="2" meta:paragraph-count="2" meta:word-count="158" meta:character-count="1063" meta:row-count="7" meta:non-whitespace-character-count="907"/>
  </office:meta>
</office:document-meta>
</file>